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0369*"/>
    </style:style>
    <style:style style:name="Tableau1.B" style:family="table-column">
      <style:table-column-properties style:column-width="11.818cm" style:rel-column-width="45557*"/>
    </style:style>
    <style:style style:name="Tableau1.C" style:family="table-column">
      <style:table-column-properties style:column-width="2.492cm" style:rel-column-width="960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1163d" officeooo:paragraph-rsid="000a9eeb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50fc9" officeooo:paragraph-rsid="00050fc9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4eb5c" officeooo:paragraph-rsid="000a9eeb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0a9eeb" officeooo:paragraph-rsid="000a9eeb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0b8c54" officeooo:paragraph-rsid="000b8c54" style:font-size-asian="14pt" style:font-size-complex="16pt"/>
    </style:style>
    <style:style style:name="T1" style:family="text">
      <style:text-properties officeooo:rsid="00050fc9"/>
    </style:style>
    <style:style style:name="T2" style:family="text">
      <style:text-properties officeooo:rsid="00078595"/>
    </style:style>
    <style:style style:name="T3" style:family="text">
      <style:text-properties officeooo:rsid="0008d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6"/>
      <text:p text:style-name="P7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78530287008"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Éléments</text:p>
          </table:table-cell>
          <table:table-cell table:style-name="Tableau1.C1" office:value-type="string">
            <text:p text:style-name="P3">Effort initial estimé</text:p>
          </table:table-cell>
        </table:table-row>
        <table:table-row table:style-name="TableLine1178530289888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4"><text:span text:style-name="T2">J</text:span>e dois pouvoir voir le programme de la journée ou de la semaine.</text:p>
          </table:table-cell>
          <table:table-cell table:style-name="Tableau1.C2" office:value-type="string">
            <text:p text:style-name="P8">2</text:p>
          </table:table-cell>
        </table:table-row>
        <table:table-row table:style-name="TableLine1178530293344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4"><text:span text:style-name="T2">J</text:span>e dois pouvoir accéder aux détails d’une émission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1178530278368"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4"><text:span text:style-name="T3">J</text:span>e dois pouvoir modifier les détails d’une émission.</text:p>
          </table:table-cell>
          <table:table-cell table:style-name="Tableau1.C2" office:value-type="string">
            <text:p text:style-name="P8">4</text:p>
          </table:table-cell>
        </table:table-row>
        <table:table-row table:style-name="TableLine1178530280096"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5"><text:span text:style-name="T2">J</text:span>e dois pouvoir ajouter et supprimer des programmes et émissions.</text:p>
          </table:table-cell>
          <table:table-cell table:style-name="Tableau1.C2" office:value-type="string">
            <text:p text:style-name="P12">3</text:p>
          </table:table-cell>
        </table:table-row>
        <table:table-row table:style-name="TableLine1178530284704"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11">Base de données <text:span text:style-name="T1">à clôturer</text:span></text:p>
          </table:table-cell>
          <table:table-cell table:style-name="Tableau1.C2" office:value-type="string">
            <text:p text:style-name="P12">3</text:p>
          </table:table-cell>
        </table:table-row>
        <table:table-row table:style-name="TableLine1178530280672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11">Pouvoir exporter la grille des programmes au format XML afin de les transférer vers une autre application</text:p>
          </table:table-cell>
          <table:table-cell table:style-name="Tableau1.C2" office:value-type="string">
            <text:p text:style-name="P12">6</text:p>
          </table:table-cell>
        </table:table-row>
        <table:table-row table:style-name="TableLine1178530280960"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11"><text:s/><text:span text:style-name="T1">Terminer toutes les maquettes</text:span></text:p>
          </table:table-cell>
          <table:table-cell table:style-name="Tableau1.C2" office:value-type="string">
            <text:p text:style-name="P12">1</text:p>
          </table:table-cell>
        </table:table-row>
        <table:table-row table:style-name="TableLine1178530281248"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 table:style-name="TableLine1178530284992">
          <table:table-cell table:style-name="Tableau1.A2" office:value-type="string">
            <text:p text:style-name="P8">9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P9"/>
          </table:table-cell>
        </table:table-row>
        <table:table-row table:style-name="TableLine1178530281824">
          <table:table-cell table:style-name="Tableau1.A2" office:value-type="string">
            <text:p text:style-name="P8">10</text:p>
          </table:table-cell>
          <table:table-cell table:style-name="Tableau1.A2" office:value-type="string">
            <text:p text:style-name="P9"/>
          </table:table-cell>
          <table:table-cell table:style-name="Tableau1.C2" office:value-type="string">
            <text:p text:style-name="P9"/>
          </table:table-cell>
        </table:table-row>
      </table:table>
      <text:p text:style-name="P2"><text:s/></text:p>
      <text:p text:style-name="P14">voir avec tt le monde si les maquettes pour voir si elles répondent bien au Backlog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3-30T15:18:00.489000000</dc:date>
    <meta:editing-duration>PT1H5M28S</meta:editing-duration>
    <meta:editing-cycles>8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1" meta:word-count="110" meta:character-count="587" meta:non-whitespace-character-count="505"/>
  </office:meta>
</office:document-meta>
</file>